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0" style:family="paragraph" style:parent-style-name="Normale">
      <style:text-properties style:font-name="Carlito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0">Ns. Rif. <text:placeholder text:placeholder-type="text">&lt;o.name or ''&gt;</text:placeholder></text:p>
      <text:p text:style-name="Normale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officeooo:paragraph-rsid="004c5054"/>
    </style:style>
    <style:style style:name="M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1</text:page-number><text:s/><text:span text:style-name="MT6">di </text:span><text:page-count>1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1</text:page-number><text:s/><text:span text:style-name="MT6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<text:span text:style-name="Car._20_predefinito_20_paragrafo"><text:span text:style-name="MT7"/></text:span></text:p>
            </table:table-cell>
            <table:table-cell table:style-name="Tabella2.A1" office:value-type="string">
              <text:p text:style-name="MP10"><text:span text:style-name="Car._20_predefinito_20_paragrafo"><text:span text:style-name="MT8"/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0T12:19:57.386000000</dc:date>
    <meta:print-date>2015-10-01T17:14:00Z</meta:print-date>
    <meta:editing-cycles>76</meta:editing-cycles>
    <meta:editing-duration>PT15H2M54S</meta:editing-duration>
    <meta:document-statistic meta:table-count="2" meta:image-count="0" meta:object-count="0" meta:page-count="1" meta:paragraph-count="7" meta:word-count="37" meta:character-count="315" meta:non-whitespace-character-count="285"/>
    <meta:template xlink:type="simple" xlink:actuate="onRequest" xlink:title="" xlink:href="Normal"/>
  </office:meta>
</office:document-meta>
</file>